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9cm" style:rel-column-width="9361*"/>
    </style:style>
    <style:style style:name="Table3.B" style:family="table-column">
      <style:table-column-properties style:column-width="2.429cm" style:rel-column-width="9362*"/>
    </style:style>
    <style:style style:name="Table3.C" style:family="table-column">
      <style:table-column-properties style:column-width="2.429cm" style:rel-column-width="936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6cm" fo:margin-left="-0.016cm" fo:margin-right="0.055cm" table:align="margins"/>
    </style:style>
    <style:style style:name="Table17.A" style:family="table-column">
      <style:table-column-properties style:column-width="5.263cm" style:rel-column-width="2984*"/>
    </style:style>
    <style:style style:name="Table17.B" style:family="table-column">
      <style:table-column-properties style:column-width="4.733cm" style:rel-column-width="2683*"/>
    </style:style>
    <style:style style:name="Table17.C" style:family="table-column">
      <style:table-column-properties style:column-width="6.964cm" style:rel-column-width="3948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6" style:family="table-row">
      <style:table-row-properties style:min-row-height="0.586cm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9cm" style:rel-column-width="9361*"/>
    </style:style>
    <style:style style:name="Table4.B" style:family="table-column">
      <style:table-column-properties style:column-width="2.429cm" style:rel-column-width="9362*"/>
    </style:style>
    <style:style style:name="Table4.C" style:family="table-column">
      <style:table-column-properties style:column-width="2.429cm" style:rel-column-width="936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6cm" fo:margin-left="-0.016cm" fo:margin-right="0.055cm" table:align="margins"/>
    </style:style>
    <style:style style:name="Table5.A" style:family="table-column">
      <style:table-column-properties style:column-width="5.263cm" style:rel-column-width="2984*"/>
    </style:style>
    <style:style style:name="Table5.B" style:family="table-column">
      <style:table-column-properties style:column-width="4.733cm" style:rel-column-width="2683*"/>
    </style:style>
    <style:style style:name="Table5.C" style:family="table-column">
      <style:table-column-properties style:column-width="6.964cm" style:rel-column-width="3948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8" style:family="paragraph" style:parent-style-name="Standard">
      <style:paragraph-properties fo:text-align="start" style:justify-single-word="false"/>
    </style:style>
    <style:style style:name="P9" style:family="paragraph" style:parent-style-name="Standard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language-asian="zh" style:country-asian="TW"/>
    </style:style>
    <style:style style:name="P12" style:family="paragraph" style:parent-style-name="Standard">
      <style:text-properties style:font-name="Verdan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4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5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6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7" style:family="paragraph" style:parent-style-name="Text_20_body">
      <style:text-properties style:language-asian="zh" style:country-asian="TW"/>
    </style:style>
    <style:style style:name="P18" style:family="paragraph" style:parent-style-name="Standard">
      <style:text-properties style:language-asian="zh" style:country-asian="TW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3" style:family="paragraph" style:parent-style-name="Text_20_body" style:list-style-name="L1"/>
    <style:style style:name="P2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29" style:family="paragraph" style:parent-style-name="Table_20_Contents">
      <style:paragraph-properties fo:text-align="start" style:justify-single-word="false"/>
    </style:style>
    <style:style style:name="P30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31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32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T1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T2" style:family="text"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T3" style:family="text">
      <style:text-properties fo:color="#000000"/>
    </style:style>
    <style:style style:name="T4" style:family="text"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T5" style:family="text">
      <style:text-properties fo:color="#000000" style:text-underline-style="solid" style:text-underline-width="auto" style:text-underline-color="font-color"/>
    </style:style>
    <style:style style:name="T6" style:family="text">
      <style:text-properties fo:color="#000000" style:font-name="Courier New1" style:font-name-asian="Courier New1" style:font-name-complex="Courier New1"/>
    </style:style>
    <style:style style:name="T7" style:family="text">
      <style:text-properties style:language-asian="zh" style:country-asian="TW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weight="bold" style:language-asian="zh" style:country-asian="TW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language-asian="zh" style:country-asian="TW" style:font-weight-asian="normal" style:font-weight-complex="normal"/>
    </style:style>
    <style:style style:name="T12" style:family="text">
      <style:text-properties style:font-name="Times New Roman1" fo:font-size="12pt" fo:font-weight="normal" style:font-name-asian="Times New Roman1" style:font-size-asian="12pt" style:language-asian="zh" style:country-asian="TW" style:font-weight-asian="normal" style:font-name-complex="Times New Roman1" style:font-size-complex="12pt" style:font-weight-complex="normal"/>
    </style:style>
    <style:style style:name="T13" style:family="text">
      <style:text-properties fo:font-size="10pt" fo:font-weight="normal" style:font-size-asian="10pt" style:language-asian="zh" style:country-asian="TW" style:font-weight-asian="normal" style:font-size-complex="10pt" style:font-weight-complex="normal"/>
    </style:style>
    <style:style style:name="T14" style:family="text">
      <style:text-properties style:font-name="Times New Roman" fo:font-size="12pt" fo:font-weight="normal" style:font-size-asian="12pt" style:language-asian="zh" style:country-asian="TW" style:font-weight-asian="normal" style:font-size-complex="12pt" style:font-weight-complex="normal"/>
    </style:style>
    <style:style style:name="T15" style:family="text">
      <style:text-properties style:font-name="Courier New1" style:font-name-asian="Courier New1" style:font-name-complex="Courier New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Button</text:h>
      <text:p text:style-name="P17"><text:span text:style-name="Source_20_Text">Button</text:span> is made by <text:a xlink:type="simple" xlink:href="#Parts: (3 x 3 grid)">3*3 grid</text:a> style, <text:s/>the background and text can be customized by users.</text:p>
      <text:p text:style-name="Text_20_body"><text:s/><text:span text:style-name="T10">Note</text:span>:</text:p>
      <text:list text:style-name="L1">
        <text:list-item>
          <text:p text:style-name="P23"><text:a xlink:type="simple" xlink:href="http://zk1.svn.sourceforge.net/viewvc/zk1/branches/3.5/zul/src/archive/web/zul/css/cmps/button.css.dsp?view=markup">The CSS source of Button from SVN</text:a></text:p>
        </text:list-item>
      </text:list>
      <text:h text:style-name="Heading_20_3" text:outline-level="3">Mold: Default</text:h>
      <text:p text:style-name="P16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" text:anchor-type="paragraph" svg:x="7.193cm" svg:y="0.767cm" svg:width="2.143cm" svg:height="0.873cm" draw:z-index="0"><draw:image xlink:href="../images/button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2" text:anchor-type="paragraph" svg:width="10.716cm" svg:height="5.874cm" draw:z-index="1"><draw:image xlink:href="../images/button2.gif" xlink:type="simple" xlink:show="embed" xlink:actuate="onLoad"/></draw:frame></text:p>
          </table:table-cell>
        </table:table-row>
      </table:table>
      <text:p text:style-name="P11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C" table:number-columns-repeated="2"/>
        <table:table-column table:style-name="Table3.B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4"><text:span text:style-name="Source_20_Text">z-button</text:span></text:p>
          </table:table-cell>
          <table:table-cell table:style-name="Table3.A2" office:value-type="string">
            <text:p text:style-name="P4"><text:span text:style-name="Source_20_Text">-over</text:span></text:p>
          </table:table-cell>
          <table:table-cell table:style-name="Table3.A2" office:value-type="string">
            <text:p text:style-name="P4"><text:span text:style-name="Source_20_Text">-clk</text:span></text:p>
          </table:table-cell>
          <table:table-cell table:style-name="Table3.A2" office:value-type="string">
            <text:p text:style-name="P4"><text:span text:style-name="Source_20_Text">-focus</text:span></text:p>
          </table:table-cell>
          <table:table-cell table:style-name="Table3.A2" office:value-type="string">
            <text:p text:style-name="P4"><text:span text:style-name="Source_20_Text"/></text:p>
          </table:table-cell>
          <table:table-cell table:style-name="Table3.G2" office:value-type="string">
            <text:p text:style-name="P4">-disd</text:p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>V</text:p>
          </table:table-cell>
          <table:table-cell table:style-name="Table3.A2" office:value-type="string">
            <text:p text:style-name="P4"/>
          </table:table-cell>
          <table:table-cell table:style-name="Table3.G2" office:value-type="string">
            <text:p text:style-name="P4">!</text:p>
          </table:table-cell>
        </table:table-row>
      </table:table>
      <text:p text:style-name="Text_20_body"><text:span text:style-name="T9"><text:tab/>Note: </text:span><text:span text:style-name="T12">An exclamation mark(!)</text:span><text:span text:style-name="T11"> means the action effect uses CSS </text:span><text:span text:style-name="Source_20_Text"><text:span text:style-name="T14">opacity</text:span></text:span><text:span text:style-name="Source_20_Text"><text:span text:style-name="T13"> </text:span></text:span><text:span text:style-name="Source_20_Text"><text:span text:style-name="T14">to do it, not CSS</text:span></text:span><text:span text:style-name="Source_20_Text"><text:span text:style-name="T13"> </text:span></text:span><text:span text:style-name="Source_20_Text"><text:span text:style-name="T14">background-position</text:span></text:span><text:span text:style-name="Source_20_Text"><text:span text:style-name="T13">.</text:span></text:span></text:p>
      <text:p text:style-name="P10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4">Class Name</text:p>
          </table:table-cell>
          <table:table-cell table:style-name="Table17.A1" office:value-type="string">
            <text:p text:style-name="P15">Description</text:p>
          </table:table-cell>
          <table:table-cell table:style-name="Table17.C1" office:value-type="string">
            <text:p text:style-name="P15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1">.z-button</text:span></text:span></text:p>
          </table:table-cell>
          <table:table-cell table:style-name="Table17.B2" office:value-type="string">
            <text:p text:style-name="P2">Font size and color</text:p>
          </table:table-cell>
          <table:table-cell table:style-name="Table17.C2" office:value-type="string">
            <text:p text:style-name="P8"><text:span text:style-name="Source_20_Text"><text:span text:style-name="T1">font-family: </text:span></text:span><text:span text:style-name="Source_20_Text"><text:span text:style-name="T4">${fontFamilyT}</text:span></text:span><text:span text:style-name="Source_20_Text"><text:span text:style-name="T1">;</text:span></text:span></text:p>
            <text:p text:style-name="P13">font-size: <text:span text:style-name="T3">${fontSizeM}</text:span>; </text:p>
            <text:p text:style-name="P13">color: black;</text:p>
          </table:table-cell>
        </table:table-row>
        <table:table-row>
          <table:table-cell table:style-name="Table17.A2" office:value-type="string">
            <text:p text:style-name="P3">.z-button .z-button-<text:span text:style-name="T5">tl</text:span>, </text:p>
            <text:p text:style-name="P3"><text:soft-page-break/>.z-button .z-button-<text:span text:style-name="T5">tr</text:span>, </text:p>
            <text:p text:style-name="P3">.z-button .z-button-<text:span text:style-name="T5">bl</text:span>, </text:p>
            <text:p text:style-name="P3">.z-button .z-button-<text:span text:style-name="T5">br</text:span></text:p>
          </table:table-cell>
          <table:table-cell table:style-name="Table17.B2" office:value-type="string">
            <text:p text:style-name="P2">Cor<text:span text:style-name="T7">ner graph</text:span></text:p>
          </table:table-cell>
          <table:table-cell table:style-name="Table17.C2" office:value-type="string">
            <text:p text:style-name="P9">background-image:url(<text:span text:style-name="T3">$</text:span><text:soft-page-break/><text:span text:style-name="T3">{c:encodeURL(</text:span><text:span text:style-name="T5">'</text:span><text:span text:style-name="T3">~./</text:span><text:span text:style-name="T5">zul</text:span><text:span text:style-name="T3">/</text:span><text:span text:style-name="T5">img</text:span><text:span text:style-name="T3">/button/z-</text:span><text:span text:style-name="T5">btn</text:span><text:span text:style-name="T3">-</text:span><text:span text:style-name="T5">trendy</text:span><text:span text:style-name="T3">-corner.</text:span><text:span text:style-name="T5">gif</text:span><text:span text:style-name="T3">'</text:span><text:span text:style-name="T5">)</text:span><text:span text:style-name="T3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5">tm</text:span>, </text:p>
            <text:p text:style-name="P3">.z-button .z-button-<text:span text:style-name="T5">bm</text:span></text:p>
          </table:table-cell>
          <table:table-cell table:style-name="Table17.B2" office:value-type="string">
            <text:p text:style-name="P2">Top and bottom edge</text:p>
          </table:table-cell>
          <table:table-cell table:style-name="Table17.C2" office:value-type="string">
            <text:p text:style-name="P9">background-image:url(<text:span text:style-name="T3">${c:encodeURL(</text:span><text:span text:style-name="T5">'</text:span><text:span text:style-name="T3">~./</text:span><text:span text:style-name="T5">zul</text:span><text:span text:style-name="T3">/</text:span><text:span text:style-name="T5">img</text:span><text:span text:style-name="T3">/button/z-</text:span><text:span text:style-name="T5">btn</text:span><text:span text:style-name="T3">-</text:span><text:span text:style-name="T5">trendy</text:span><text:span text:style-name="T3">-x.</text:span><text:span text:style-name="T5">gif</text:span><text:span text:style-name="T3">'</text:span><text:span text:style-name="T5">)</text:span><text:span text:style-name="T3">}</text:span>);</text:p>
          </table:table-cell>
        </table:table-row>
        <table:table-row>
          <table:table-cell table:style-name="Table17.A2" office:value-type="string">
            <text:p text:style-name="P3">.z-button .z-button-<text:span text:style-name="T5">cl</text:span>, </text:p>
            <text:p text:style-name="P3">.z-button .z-button-<text:span text:style-name="T5">cr</text:span></text:p>
          </table:table-cell>
          <table:table-cell table:style-name="Table17.B2" office:value-type="string">
            <text:p text:style-name="P2">Right and left edge</text:p>
          </table:table-cell>
          <table:table-cell table:style-name="Table17.C2" office:value-type="string">
            <text:p text:style-name="P9">background-image:url(<text:span text:style-name="T3">$</text:span><text:span text:style-name="T3">{c:encodeURL(</text:span><text:span text:style-name="T5">'</text:span><text:span text:style-name="T3">~./</text:span><text:span text:style-name="T5">zul</text:span><text:span text:style-name="T3">/</text:span><text:span text:style-name="T5">img</text:span><text:span text:style-name="T3">/button/</text:span><text:span text:style-name="T3">z-</text:span><text:span text:style-name="T5">btn</text:span><text:span text:style-name="T3">-</text:span><text:span text:style-name="T5">trendy</text:span><text:span text:style-name="T3">-y.</text:span><text:span text:style-name="T5">gif</text:span><text:span text:style-name="T3">'</text:span><text:span text:style-name="T5">)</text:span><text:span text:style-name="T3">}</text:span>);</text:p>
          </table:table-cell>
        </table:table-row>
        <table:table-row table:style-name="Table17.6">
          <table:table-cell table:style-name="Table17.A2" office:value-type="string">
            <text:p text:style-name="P3">.z-button .z-button-<text:span text:style-name="T5">cm</text:span></text:p>
          </table:table-cell>
          <table:table-cell table:style-name="Table17.B2" office:value-type="string">
            <text:p text:style-name="P2">Center image</text:p>
          </table:table-cell>
          <table:table-cell table:style-name="Table17.C2" office:value-type="string">
            <text:p text:style-name="P9">background-image:url(<text:span text:style-name="T3">${c:encodeURL(</text:span><text:span text:style-name="T5">'</text:span><text:span text:style-name="T3">~./</text:span><text:span text:style-name="T5">zul</text:span><text:span text:style-name="T3">/</text:span><text:span text:style-name="T5">img</text:span><text:span text:style-name="T3">/button/z-</text:span><text:span text:style-name="T5">btn</text:span><text:span text:style-name="T3">-</text:span><text:span text:style-name="T5">trendy</text:span><text:span text:style-name="T3">-</text:span><text:span text:style-name="T5">ctr</text:span><text:span text:style-name="T3">.</text:span><text:span text:style-name="T5">gif</text:span><text:span text:style-name="T3">'</text:span><text:span text:style-name="T5">)</text:span><text:span text:style-name="T3">}</text:span>);</text:p>
          </table:table-cell>
        </table:table-row>
      </table:table>
      <text:p text:style-name="Standard"/>
      <text:p text:style-name="P10">Example:</text:p>
      <text:p text:style-name="Code">&lt;style&gt;</text:p>
      <text:p text:style-name="Code">.z-button .z-button-tl, .z-button .z-button-tr, .z-button .z-button-bl, .z-button .z-button-br,</text:p>
      <text:p text:style-name="Code">.z-button .z-button-tm, .z-button .z-button-bm, .z-button .z-button-cl, .z-button .z-button-cr {</text:p>
      <text:p text:style-name="Code"><text:s text:c="4"/>background-image:none; background-color:#008bb6; </text:p>
      <text:p text:style-name="Code">}</text:p>
      <text:p text:style-name="Code">.z-button .z-button-cm { </text:p>
      <text:p text:style-name="Code"><text:s text:c="4"/>background-image:none; background-color:#c1c2c3; </text:p>
      <text:p text:style-name="Code"><text:span text:style-name="T8">}</text:span> </text:p>
      <text:p text:style-name="Code"><draw:frame draw:style-name="fr1" draw:name="graphics31" text:anchor-type="paragraph" svg:x="12.213cm" svg:y="0.826cm" svg:width="2.831cm" svg:height="1.191cm" draw:z-index="2"><draw:image xlink:href="../images/button3.gif" xlink:type="simple" xlink:show="embed" xlink:actuate="onLoad"/></draw:frame>&lt;/style&gt;</text:p>
      <text:p text:style-name="Code"/>
      <text:p text:style-name="P12"/>
      <text:p text:style-name="Code"><draw:frame draw:style-name="fr1" draw:name="graphics41" text:anchor-type="paragraph" svg:x="13.111cm" svg:y="4.152cm" svg:width="3.572cm" svg:height="2.037cm" draw:z-index="3"><draw:image xlink:href="../images/button4.gif" xlink:type="simple" xlink:show="embed" xlink:actuate="onLoad"/></draw:frame>&lt;style&gt;<text:line-break/>.z-button .z-button-tl, .z-button .z-button-tr, .z-button .z-button-bl, .z-button .z-button-br,<text:line-break/>.z-button .z-button-tm, .z-button .z-button-bm, .z-button .z-button-cl, .z-button .z-button-cr, .z-button .z-button-cm {<text:line-break/> background-image:none;<text:line-break/>} <text:line-break/>&lt;/style&gt;<text:line-break/>&lt;button tooltiptext="Here is a button" image="<text:a xlink:type="simple" xlink:href="http://www.freebuttons.com/freebuttons/Alien/AlienDd5.gif">http://www.freebuttons.com/freebuttons/Alien/AlienDd5.gif</text:a>"/&gt;</text:p>
      <text:p text:style-name="Code"/>
      <text:h text:style-name="Heading_20_3" text:outline-level="3">Mold: <text:span text:style-name="T7">os</text:span></text:h>
      <text:p text:style-name="P16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ext:soft-page-break/>
        <table:table-row table:style-name="Table2.2">
          <table:table-cell table:style-name="Table2.A2" office:value-type="string">
            <text:p text:style-name="Table_20_Contents"><draw:frame draw:style-name="fr2" draw:name="graphics3" text:anchor-type="paragraph" svg:width="3.641cm" svg:height="1.399cm" draw:z-index="4"><draw:image xlink:href="../images/button-os.png" xlink:type="simple" xlink:show="embed" xlink:actuate="onLoad" draw:filter-name="&lt;All formats&gt;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2" draw:name="graphics4" text:anchor-type="paragraph" svg:width="7.592cm" svg:height="2.538cm" draw:z-index="5"><draw:image xlink:href="../images/button-os1.png" xlink:type="simple" xlink:show="embed" xlink:actuate="onLoad" draw:filter-name="&lt;All formats&gt;"/></draw:frame></text:p>
          </table:table-cell>
        </table:table-row>
      </table:table>
      <text:p text:style-name="P11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C" table:number-columns-repeated="2"/>
        <table:table-column table:style-name="Table4.B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4"><text:span text:style-name="Source_20_Text">z-button-os</text:span></text:p>
          </table:table-cell>
          <table:table-cell table:style-name="Table4.A2" office:value-type="string">
            <text:p text:style-name="P4"><text:span text:style-name="Source_20_Text"/></text:p>
          </table:table-cell>
          <table:table-cell table:style-name="Table4.A2" office:value-type="string">
            <text:p text:style-name="P4"><text:span text:style-name="Source_20_Text"/></text:p>
          </table:table-cell>
          <table:table-cell table:style-name="Table4.A2" office:value-type="string">
            <text:p text:style-name="P4"><text:span text:style-name="Source_20_Text"/></text:p>
          </table:table-cell>
          <table:table-cell table:style-name="Table4.A2" office:value-type="string">
            <text:p text:style-name="P4"><text:span text:style-name="Source_20_Text"/></text:p>
          </table:table-cell>
          <table:table-cell table:style-name="Table4.G2" office:value-type="string">
            <text:p text:style-name="P4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4">V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G2" office:value-type="string">
            <text:p text:style-name="P4"/>
          </table:table-cell>
        </table:table-row>
      </table:table>
      <text:p text:style-name="Text_20_body"><text:span text:style-name="T9"><text:tab/></text:span></text:p>
      <text:p text:style-name="P10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4">Class Name</text:p>
          </table:table-cell>
          <table:table-cell table:style-name="Table5.A1" office:value-type="string">
            <text:p text:style-name="P15">Description</text:p>
          </table:table-cell>
          <table:table-cell table:style-name="Table5.C1" office:value-type="string">
            <text:p text:style-name="P15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1">.z-button</text:span></text:span><text:span text:style-name="Source_20_Text"><text:span text:style-name="T2">-os</text:span></text:span></text:p>
          </table:table-cell>
          <table:table-cell table:style-name="Table5.B2" office:value-type="string">
            <text:p text:style-name="P2">Font size and color</text:p>
          </table:table-cell>
          <table:table-cell table:style-name="Table5.C2" office:value-type="string">
            <text:p text:style-name="P22"><text:span text:style-name="Source_20_Text"><text:span text:style-name="T15">font-family: </text:span></text:span><text:span text:style-name="Source_20_Text"><text:span text:style-name="T6">${fontFamilyC}</text:span></text:span><text:span text:style-name="Source_20_Text"><text:span text:style-name="T15">; </text:span></text:span>font-size: <text:span text:style-name="T3">${fontSizeM}</text:span>; font-weight: normal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1" svg:font-family="'Times New Roman'" style:font-family-generic="roman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2-04T16:29:08</dc:date>
    <meta:editing-cycles>19</meta:editing-cycles>
    <meta:editing-duration>PT3H27M30S</meta:editing-duration>
    <meta:user-defined meta:name="Info 1"/>
    <meta:user-defined meta:name="Info 2"/>
    <meta:user-defined meta:name="Info 3"/>
    <meta:user-defined meta:name="Info 4"/>
    <meta:document-statistic meta:table-count="6" meta:image-count="6" meta:object-count="0" meta:page-count="3" meta:paragraph-count="88" meta:word-count="372" meta:character-count="2156"/>
  </office:meta>
</office:document-meta>
</file>